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verpass" svg:font-family="Overpa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verpass1" svg:font-family="Overpass" style:font-pitch="variable"/>
    <style:font-face style:name="Palatino Linotype" svg:font-family="'Palatino Linotype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2pt" officeooo:rsid="0028e326" officeooo:paragraph-rsid="0046d701" style:font-size-asian="12pt" style:font-size-complex="12pt"/>
    </style:style>
    <style:style style:name="P2" style:family="paragraph" style:parent-style-name="Text_20_body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Text_20_body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officeooo:paragraph-rsid="007ed2bf" style:font-size-asian="10pt" style:font-size-complex="10pt"/>
    </style:style>
    <style:style style:name="P4" style:family="paragraph" style:parent-style-name="Text_20_body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officeooo:paragraph-rsid="006bbe1d" style:font-size-asian="10pt" style:font-size-complex="10pt"/>
    </style:style>
    <style:style style:name="P5" style:family="paragraph" style:parent-style-name="Text_20_body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officeooo:paragraph-rsid="007035a2" style:font-size-asian="10pt" style:font-size-complex="10pt"/>
    </style:style>
    <style:style style:name="P6" style:family="paragraph" style:parent-style-name="Text_20_body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officeooo:rsid="007ed2bf" officeooo:paragraph-rsid="007ed2bf" style:font-size-asian="10pt" style:font-size-complex="10pt"/>
    </style:style>
    <style:style style:name="P7" style:family="paragraph" style:parent-style-name="Text_20_body">
      <style:text-properties fo:font-size="10pt" fo:font-style="normal" officeooo:paragraph-rsid="007efaad" style:font-size-asian="10pt" style:font-style-asian="normal" style:font-size-complex="10pt" style:font-style-complex="normal"/>
    </style:style>
    <style:style style:name="P8" style:family="paragraph" style:parent-style-name="Text_20_body">
      <style:text-properties fo:font-size="10.5pt" fo:font-style="normal" fo:font-weight="bold" officeooo:paragraph-rsid="005012ab" style:font-size-asian="10.5pt" style:font-style-asian="normal" style:font-weight-asian="bold" style:font-size-complex="10.5pt" style:font-style-complex="normal" style:font-weight-complex="bold"/>
    </style:style>
    <style:style style:name="P9" style:family="paragraph" style:parent-style-name="Text_20_body">
      <style:text-properties fo:font-size="10.5pt" officeooo:paragraph-rsid="005012ab" style:font-size-asian="10.5pt" style:font-size-complex="10.5pt"/>
    </style:style>
    <style:style style:name="P10" style:family="paragraph" style:parent-style-name="IDBlock">
      <style:text-properties officeooo:paragraph-rsid="00762ac0"/>
    </style:style>
    <style:style style:name="P11" style:family="paragraph" style:parent-style-name="ExperienceBullets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officeooo:paragraph-rsid="005a7f4c" style:font-size-asian="10pt" style:font-size-complex="10pt"/>
    </style:style>
    <style:style style:name="P12" style:family="paragraph" style:parent-style-name="ExperienceTitle">
      <style:text-properties officeooo:paragraph-rsid="008d0f52"/>
    </style:style>
    <style:style style:name="P13" style:family="paragraph" style:parent-style-name="Text_20_body" style:list-style-name="List_20_2">
      <style:text-properties style:font-name="Calibri" fo:font-size="10pt" style:font-size-asian="10pt" style:font-size-complex="10pt"/>
    </style:style>
    <style:style style:name="P14" style:family="paragraph" style:parent-style-name="Text_20_body" style:list-style-name="List_20_2">
      <style:text-properties style:font-name="Calibri" fo:font-size="10pt" officeooo:rsid="008d4183" officeooo:paragraph-rsid="008d4183" style:font-size-asian="10pt" style:font-size-complex="10pt"/>
    </style:style>
    <style:style style:name="P15" style:family="paragraph" style:parent-style-name="Text_20_body">
      <style:paragraph-properties fo:text-align="center" style:justify-single-word="false"/>
      <style:text-properties style:font-name="Calibri" fo:font-size="10pt" officeooo:rsid="008d4183" officeooo:paragraph-rsid="008d4183" style:font-size-asian="10pt" style:font-size-complex="10pt"/>
    </style:style>
    <style:style style:name="P16" style:family="paragraph" style:parent-style-name="Text_20_body">
      <style:text-properties style:font-name="Calibri" fo:font-size="12pt" style:font-size-asian="12pt" style:font-size-complex="12pt"/>
    </style:style>
    <style:style style:name="P17" style:family="paragraph" style:parent-style-name="Heading_20_4">
      <style:text-properties style:font-name="Calibri" fo:font-size="12pt" style:font-size-asian="12pt" style:font-size-complex="12pt"/>
    </style:style>
    <style:style style:name="P18" style:family="paragraph" style:parent-style-name="Main_20_Title">
      <style:text-properties officeooo:paragraph-rsid="0060155b"/>
    </style:style>
    <style:style style:name="P19" style:family="paragraph" style:parent-style-name="ExperienceLocation" style:master-page-name="">
      <loext:graphic-properties draw:fill="none"/>
      <style:paragraph-properties fo:margin-left="-0.1866in" fo:margin-right="0in" fo:margin-top="0.0835in" fo:margin-bottom="0.0417in" loext:contextual-spacing="false" fo:text-indent="0in" style:auto-text-indent="false" style:page-number="auto" fo:background-color="transparent" fo:keep-with-next="always"/>
    </style:style>
    <style:style style:name="P20" style:family="paragraph" style:parent-style-name="ExperienceBullets" style:list-style-name="List_20_2">
      <style:text-properties fo:font-size="11pt" style:font-size-asian="11pt" style:font-size-complex="11pt"/>
    </style:style>
    <style:style style:name="P21" style:family="paragraph" style:parent-style-name="ExperienceBullets" style:list-style-name="List_20_2">
      <style:text-properties fo:font-size="11pt" officeooo:paragraph-rsid="004ca359" style:font-size-asian="11pt" style:font-size-complex="11pt"/>
    </style:style>
    <style:style style:name="P22" style:family="paragraph" style:parent-style-name="ExperienceBullets" style:list-style-name="List_20_2">
      <style:text-properties fo:font-size="11pt" officeooo:paragraph-rsid="002cb9fc" style:font-size-asian="11pt" style:font-size-complex="11pt"/>
    </style:style>
    <style:style style:name="P23" style:family="paragraph" style:parent-style-name="ExperienceBullets" style:list-style-name="List_20_2">
      <style:text-properties fo:font-size="11pt" officeooo:rsid="0031fbcd" officeooo:paragraph-rsid="0031fbcd" style:font-size-asian="11pt" style:font-size-complex="11pt"/>
    </style:style>
    <style:style style:name="P24" style:family="paragraph" style:parent-style-name="ExperienceBullets" style:list-style-name="List_20_2">
      <style:text-properties fo:font-size="11pt" officeooo:rsid="002cb9fc" officeooo:paragraph-rsid="002cb9fc" style:font-size-asian="11pt" style:font-size-complex="11pt"/>
    </style:style>
    <style:style style:name="P25" style:family="paragraph" style:parent-style-name="ExperienceBullets" style:list-style-name="List_20_2">
      <style:text-properties fo:font-size="11pt" officeooo:rsid="002f1fc2" officeooo:paragraph-rsid="002f1fc2" style:font-size-asian="11pt" style:font-size-complex="11pt"/>
    </style:style>
    <style:style style:name="P26" style:family="paragraph" style:parent-style-name="ExperienceBullets" style:list-style-name="List_20_2">
      <style:paragraph-properties fo:margin-top="0.1in" fo:margin-bottom="0.0098in" loext:contextual-spacing="false" fo:line-height="100%" style:writing-mode="page"/>
      <style:text-properties fo:font-size="10pt" officeooo:paragraph-rsid="0028e326" style:font-size-asian="10pt" style:font-size-complex="10pt"/>
    </style:style>
    <style:style style:name="P27" style:family="paragraph" style:parent-style-name="ExperienceBullets" style:list-style-name="List_20_2">
      <style:paragraph-properties fo:margin-top="0.1in" fo:margin-bottom="0.0098in" loext:contextual-spacing="false" fo:line-height="100%" style:writing-mode="page"/>
      <style:text-properties fo:font-size="10pt" officeooo:paragraph-rsid="0097d42e" style:font-size-asian="10pt" style:font-size-complex="10pt"/>
    </style:style>
    <style:style style:name="P28" style:family="paragraph" style:parent-style-name="ExperienceBullets" style:list-style-name="List_20_1">
      <style:paragraph-properties fo:margin-top="0.1in" fo:margin-bottom="0.0098in" loext:contextual-spacing="false" fo:line-height="100%" style:writing-mode="page"/>
      <style:text-properties fo:font-size="10pt" style:font-size-asian="10pt" style:font-size-complex="10pt"/>
    </style:style>
    <style:style style:name="P29" style:family="paragraph" style:parent-style-name="ExperienceBullets" style:list-style-name="List_20_1">
      <style:paragraph-properties fo:margin-top="0.1in" fo:margin-bottom="0.0098in" loext:contextual-spacing="false" fo:line-height="100%" style:writing-mode="page"/>
      <style:text-properties fo:font-size="10pt" officeooo:paragraph-rsid="00918bb2" style:font-size-asian="10pt" style:font-size-complex="10pt"/>
    </style:style>
    <style:style style:name="P30" style:family="paragraph" style:parent-style-name="ExperienceBullets" style:list-style-name="List_20_2">
      <style:paragraph-properties fo:margin-top="0.1in" fo:margin-bottom="0.0098in" loext:contextual-spacing="false" fo:line-height="100%" style:writing-mode="page"/>
      <style:text-properties fo:font-size="10pt" officeooo:rsid="006c336c" officeooo:paragraph-rsid="00870001" style:font-size-asian="10pt" style:font-size-complex="10pt"/>
    </style:style>
    <style:style style:name="P31" style:family="paragraph" style:parent-style-name="ExperienceBullets" style:list-style-name="List_20_1">
      <style:paragraph-properties fo:margin-top="0.1in" fo:margin-bottom="0.0098in" loext:contextual-spacing="false" fo:line-height="100%" style:writing-mode="page"/>
      <style:text-properties fo:font-size="10pt" officeooo:rsid="006c336c" officeooo:paragraph-rsid="00870001" style:font-size-asian="10pt" style:font-size-complex="10pt"/>
    </style:style>
    <style:style style:name="P32" style:family="paragraph" style:parent-style-name="ExperienceBullets" style:list-style-name="List_20_1">
      <style:paragraph-properties fo:margin-top="0.1in" fo:margin-bottom="0.0098in" loext:contextual-spacing="false" fo:line-height="100%" style:writing-mode="page"/>
      <style:text-properties fo:font-size="10pt" officeooo:rsid="007efaad" officeooo:paragraph-rsid="00870001" style:font-size-asian="10pt" style:font-size-complex="10pt"/>
    </style:style>
    <style:style style:name="P33" style:family="paragraph" style:parent-style-name="ExperienceBullets" style:list-style-name="List_20_1">
      <style:paragraph-properties fo:margin-top="0.1in" fo:margin-bottom="0.0098in" loext:contextual-spacing="false" fo:line-height="100%" style:writing-mode="page"/>
      <style:text-properties fo:font-size="10pt" officeooo:rsid="0036b409" officeooo:paragraph-rsid="00870001" style:font-size-asian="10pt" style:font-size-complex="10pt"/>
    </style:style>
    <style:style style:name="P34" style:family="paragraph" style:parent-style-name="ExperienceBullets" style:list-style-name="List_20_2">
      <style:paragraph-properties fo:margin-top="0.1in" fo:margin-bottom="0.0098in" loext:contextual-spacing="false" fo:line-height="100%" style:writing-mode="page"/>
      <style:text-properties fo:font-size="10pt" officeooo:rsid="0036b409" officeooo:paragraph-rsid="0097d42e" style:font-size-asian="10pt" style:font-size-complex="10pt"/>
    </style:style>
    <style:style style:name="T1" style:family="text">
      <style:text-properties officeooo:rsid="0025e129"/>
    </style:style>
    <style:style style:name="T2" style:family="text">
      <style:text-properties officeooo:rsid="00264d57"/>
    </style:style>
    <style:style style:name="T3" style:family="text">
      <style:text-properties officeooo:rsid="002833e3"/>
    </style:style>
    <style:style style:name="T4" style:family="text">
      <style:text-properties officeooo:rsid="0028e326"/>
    </style:style>
    <style:style style:name="T5" style:family="text">
      <style:text-properties officeooo:rsid="002cb9fc"/>
    </style:style>
    <style:style style:name="T6" style:family="text">
      <style:text-properties officeooo:rsid="0031fbc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46d701" style:font-size-asian="10pt" style:font-size-complex="10pt"/>
    </style:style>
    <style:style style:name="T9" style:family="text">
      <style:text-properties officeooo:rsid="0046d701"/>
    </style:style>
    <style:style style:name="T10" style:family="text">
      <style:text-properties fo:font-variant="normal" fo:text-transform="none" fo:font-weight="bold" fo:background-color="transparent" loext:char-shading-value="0" style:font-weight-asian="bold" style:font-weight-complex="bold" loext:shadow="none"/>
    </style:style>
    <style:style style:name="T11" style:family="text">
      <style:text-properties fo:font-variant="normal" fo:text-transform="none" fo:font-weight="bold" officeooo:rsid="003c5595" fo:background-color="transparent" loext:char-shading-value="0" style:font-weight-asian="bold" style:font-weight-complex="bold" loext:shadow="none"/>
    </style:style>
    <style:style style:name="T12" style:family="text">
      <style:text-properties officeooo:rsid="00489236"/>
    </style:style>
    <style:style style:name="T13" style:family="text">
      <style:text-properties officeooo:rsid="004a27c4"/>
    </style:style>
    <style:style style:name="T14" style:family="text">
      <style:text-properties officeooo:rsid="005012ab"/>
    </style:style>
    <style:style style:name="T15" style:family="text">
      <style:text-properties officeooo:rsid="0051d1ae"/>
    </style:style>
    <style:style style:name="T16" style:family="text">
      <style:text-properties officeooo:rsid="005a7f4c"/>
    </style:style>
    <style:style style:name="T17" style:family="text">
      <style:text-properties officeooo:rsid="005c278f"/>
    </style:style>
    <style:style style:name="T18" style:family="text">
      <style:text-properties officeooo:rsid="005c42b2"/>
    </style:style>
    <style:style style:name="T19" style:family="text">
      <style:text-properties officeooo:rsid="005d2e96"/>
    </style:style>
    <style:style style:name="T20" style:family="text">
      <style:text-properties officeooo:rsid="0065baa8"/>
    </style:style>
    <style:style style:name="T21" style:family="text">
      <style:text-properties officeooo:rsid="0069d34f"/>
    </style:style>
    <style:style style:name="T22" style:family="text">
      <style:text-properties officeooo:rsid="006d8bb1"/>
    </style:style>
    <style:style style:name="T23" style:family="text">
      <style:text-properties officeooo:rsid="006fd5e2"/>
    </style:style>
    <style:style style:name="T24" style:family="text">
      <style:text-properties officeooo:rsid="0072cca6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8d4183"/>
    </style:style>
    <style:style style:name="T27" style:family="text">
      <style:text-properties fo:font-size="10.5pt" fo:font-weight="bold" style:font-size-asian="10.5pt" style:font-weight-asian="bold" style:font-size-complex="10.5pt" style:font-weight-complex="bold"/>
    </style:style>
    <style:style style:name="T28" style:family="text">
      <style:text-properties fo:font-size="10.5pt" fo:font-weight="bold" officeooo:rsid="004713c8" style:font-size-asian="10.5pt" style:font-weight-asian="bold" style:font-size-complex="10.5pt" style:font-weight-complex="bold"/>
    </style:style>
    <style:style style:name="T29" style:family="text">
      <style:text-properties fo:font-size="10.5pt" fo:font-weight="bold" officeooo:rsid="0046d701" style:font-size-asian="10.5pt" style:font-weight-asian="bold" style:font-size-complex="10.5pt" style:font-weight-complex="bold"/>
    </style:style>
    <style:style style:name="T30" style:family="text">
      <style:text-properties officeooo:rsid="00769b10"/>
    </style:style>
    <style:style style:name="T31" style:family="text">
      <style:text-properties officeooo:rsid="00775aa8"/>
    </style:style>
    <style:style style:name="T32" style:family="text">
      <style:text-properties officeooo:rsid="007ed2bf"/>
    </style:style>
    <style:style style:name="T33" style:family="text">
      <style:text-properties officeooo:rsid="007efaad"/>
    </style:style>
    <style:style style:name="T34" style:family="text">
      <style:text-properties officeooo:rsid="007fb6a0"/>
    </style:style>
    <style:style style:name="T35" style:family="text">
      <style:text-properties officeooo:rsid="0081020c"/>
    </style:style>
    <style:style style:name="T36" style:family="text">
      <style:text-properties officeooo:rsid="0084471c"/>
    </style:style>
    <style:style style:name="T37" style:family="text">
      <style:text-properties officeooo:rsid="0084f473"/>
    </style:style>
    <style:style style:name="T38" style:family="text">
      <style:text-properties officeooo:rsid="00859133"/>
    </style:style>
    <style:style style:name="T39" style:family="text">
      <style:text-properties style:text-position="super 58%" officeooo:rsid="00859133"/>
    </style:style>
    <style:style style:name="T40" style:family="text">
      <style:text-properties officeooo:rsid="008d4183"/>
    </style:style>
    <style:style style:name="T41" style:family="text">
      <style:text-properties officeooo:rsid="008d9db9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6e3434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5012ab" style:font-style-asian="normal" style:font-weight-asian="bold" style:font-style-complex="normal" style:font-weight-complex="bold"/>
    </style:style>
    <style:style style:name="T45" style:family="text">
      <style:text-properties officeooo:rsid="0090ccc7"/>
    </style:style>
    <style:style style:name="T46" style:family="text">
      <style:text-properties officeooo:rsid="00918bb2"/>
    </style:style>
    <style:style style:name="T47" style:family="text">
      <style:text-properties officeooo:rsid="009281bd"/>
    </style:style>
    <style:style style:name="T48" style:family="text">
      <style:text-properties officeooo:rsid="005a11ba"/>
    </style:style>
    <style:style style:name="T49" style:family="text">
      <style:text-properties officeooo:rsid="00946faf"/>
    </style:style>
    <style:style style:name="T50" style:family="text">
      <style:text-properties officeooo:rsid="00975c3b"/>
    </style:style>
    <style:style style:name="T51" style:family="text">
      <style:text-properties officeooo:rsid="0097a651"/>
    </style:style>
    <style:style style:name="T5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IDBlock">Jonathon Clark</text:p>
      <text:p text:style-name="P10"><text:a xlink:type="simple" xlink:href="mailto:jc@saipantech.com" text:style-name="Internet_20_link" text:visited-style-name="Visited_20_Internet_20_Link">jc@saipantech.com</text:a> <text:s/></text:p>
      <text:h text:style-name="P18" text:outline-level="3"><text:span text:style-name="T48">IT Director - Senior Systems Engineer </text:span></text:h>
      <text:list xml:id="list1419658671" text:style-name="List_20_2">
        <text:list-item>
          <text:p text:style-name="P13"><text:span text:style-name="T24">Proven </text:span>experience i<text:span text:style-name="T24">n providing comprehensive network and computer infrastructure solutions</text:span>.</text:p>
        </text:list-item>
        <text:list-item>
          <text:p text:style-name="P13"><text:span text:style-name="T24">Linux Systems specialist. – </text:span><text:span text:style-name="T25">Linux Foundation Certified Engineer </text:span><text:span text:style-name="T26">since 2016</text:span></text:p>
        </text:list-item>
        <text:list-item>
          <text:p text:style-name="P13">Mixed network (Linux, Windows, Mac, Android) <text:span text:style-name="T40">Systems Administration</text:span>. </text:p>
        </text:list-item>
        <text:list-item>
          <text:p text:style-name="P13"><text:span text:style-name="T51">Experienced </text:span>Python and Angular <text:span text:style-name="T40">containerized </text:span>application developer.</text:p>
        </text:list-item>
        <text:list-item>
          <text:p text:style-name="P13">Proficient <text:span text:style-name="T40">with VMware, OpenStack, RHEV virtualization platforms</text:span>.</text:p>
        </text:list-item>
        <text:list-item>
          <text:p text:style-name="P14"><text:span text:style-name="T45">Articulate, f</text:span>riendly and personable.</text:p>
        </text:list-item>
      </text:list>
      <text:p text:style-name="P15"><text:span text:style-name="T52">Employment Information</text:span></text:p>
      <text:h text:style-name="ExperienceTitle" text:outline-level="3">Director of Information Technology</text:h>
      <text:h text:style-name="ExperienceLocation" text:outline-level="5">Mount Carmel Sc<text:span text:style-name="T1">hool, Saipan Island</text:span> <text:s/><text:span text:style-name="T51">CNMI </text:span>- August 2015 – Present</text:h>
      <text:p text:style-name="P7"><text:span text:style-name="T14">Established</text:span> an Information Technology Department <text:span text:style-name="T17">on the largest private school on the island. Revolutionized the entire computer landscape on campus. Implemented policy to streamline digital information workflow and establish </text:span>the 21st Century <text:span text:style-name="T17">classroom imperative. Programmed several applications which were used in concert with the School Information System and the Accounting Department. </text:span></text:p>
      <text:p text:style-name="P8"/>
      <text:p text:style-name="P9"><text:span text:style-name="T43">A brief detail on major</text:span><text:span text:style-name="T42"> accomplish</text:span><text:span text:style-name="T44">ments</text:span><text:span text:style-name="T42">:</text:span></text:p>
      <text:list xml:id="list234656894486585" text:continue-numbering="true" text:style-name="List_20_2">
        <text:list-item>
          <text:p text:style-name="P26"><text:span text:style-name="T41">Deployed VMware, and RHEV platforms, <text:s/>i</text:span>ntroduc<text:span text:style-name="T51">ed </text:span>new<text:span text:style-name="T13"> virtualization computing strategies</text:span> which had the following effect:</text:p>
        </text:list-item>
      </text:list>
      <text:list xml:id="list15081540" text:style-name="List_20_1">
        <text:list-item>
          <text:list>
            <text:list-item>
              <text:p text:style-name="P28">Provided scalable computer pool resources for students and teachers.</text:p>
            </text:list-item>
            <text:list-item>
              <text:p text:style-name="P29"><text:span text:style-name="T46">Realized a substantial reduction in maintenance and electricity cost as well as slashing the per workstation cost by 68%.</text:span></text:p>
            </text:list-item>
            <text:list-item>
              <text:p text:style-name="P29"><text:span text:style-name="T46">Phased out and replaced obsolete hardware with more modern thin clients and mini-computers designed for use on a distributive processing capable network. </text:span></text:p>
            </text:list-item>
          </text:list>
        </text:list-item>
      </text:list>
      <text:list xml:id="list234657922291028" text:continue-list="list234656894486585" text:style-name="List_20_2">
        <text:list-item>
          <text:p text:style-name="P30"><text:span text:style-name="T35">MCS had specific needs which off the shelf software could not fulfill, or could not offer a reasonable or practical solution. I utilized my application development skills </text:span>and <text:span text:style-name="T37">successfully </text:span>deployed into production, <text:span text:style-name="T33">several custom </text:span>on-line <text:span text:style-name="T33">applications:</text:span></text:p>
        </text:list-item>
      </text:list>
      <text:list xml:id="list234656944741910" text:continue-list="list15081540" text:style-name="List_20_1">
        <text:list-item>
          <text:list>
            <text:list-item>
              <text:p text:style-name="P32"><text:span text:style-name="T34">Employee Payroll </text:span>Time <text:span text:style-name="T34">Sheet – this application allows staff to time in and out online. This eliminated the need for <text:s/>time cards or other manual methods. Payroll and auditors enjoyed the savings this data input methodology afforded. </text:span></text:p>
            </text:list-item>
            <text:list-item>
              <text:p text:style-name="P31"><text:span text:style-name="T34">Five Year Strategic Plan P</text:span>roject <text:span text:style-name="T37">M</text:span>anage<text:span text:style-name="T49">r</text:span>- <text:span text:style-name="T50">this online application</text:span> <text:span text:style-name="T30">was a tool for all stakeholders to collaborate and manage</text:span> the school’<text:span text:style-name="T36">s long term </text:span>strategic plan<text:span text:style-name="T49">s</text:span>. <text:span text:style-name="T36">The application was simple and targeted, with almost no learning curve for users. <text:s/>After deploying this application, the </text:span>project<text:span text:style-name="T23">s</text:span> <text:span text:style-name="T50">began to gain momentum and </text:span>productivity <text:span text:style-name="T50">improved significantly.</text:span></text:p>
            </text:list-item>
            <text:list-item>
              <text:p text:style-name="P33"><text:span text:style-name="T38">MCSAP – Mount Carmel School A</text:span>dmissions <text:span text:style-name="T38">Portal – A public facing registration portal. Parents directly registered students for each year. <text:s/>Allowing the parents to manage the </text:span>demographic <text:span text:style-name="T15">data which would later integrate with the school information system (SIS). Parents were instantly notified, through a real time dashboard, their students admission status. This increased data collection and accuracy and </text:span>expedited the enrollment process. <text:s/><text:span text:style-name="T38">This also saved the school from spending several thousand dollars on a 3</text:span><text:span text:style-name="T39">rd</text:span><text:span text:style-name="T38"> party solution.</text:span></text:p>
            </text:list-item>
          </text:list>
        </text:list-item>
      </text:list>
      <text:list xml:id="list234658023283830" text:continue-list="list234657922291028" text:style-name="List_20_2">
        <text:list-item>
          <text:p text:style-name="P27"><text:span text:style-name="T45"><text:s/>Conducted <text:s/>professional development </text:span>training<text:span text:style-name="T18"> class modules,</text:span> organized a tech team, <text:span text:style-name="T45">and</text:span> provide<text:span text:style-name="T45">d comprehensive technical training</text:span> <text:span text:style-name="T45">and </text:span>s<text:span text:style-name="T18">u</text:span>pport <text:span text:style-name="T45">for</text:span> all <text:span text:style-name="T18">teachers and administrators in an effort to achieve a consistent technical proficiency level.</text:span></text:p>
        </text:list-item>
        <text:list-item>
          <text:p text:style-name="P34"><text:span text:style-name="T20">Recognized and i</text:span>nstituted cost cutting measures<text:span text:style-name="T22">, </text:span>which saw the successful migration to open source <text:span text:style-name="T45">and in-house developed applications</text:span> from more costly commercial alternative<text:span text:style-name="T30">s when possible</text:span>. </text:p>
        </text:list-item>
      </text:list>
      <text:p text:style-name="P12"><text:soft-page-break/><text:span text:style-name="T20">S</text:span>ystems Engineer <text:span text:style-name="T16">and Administrator</text:span></text:p>
      <text:h text:style-name="P19" text:outline-level="5"><text:tab/>Mango Resort Saipan February 2014 - Present <text:s/>- Saipan, Northern Mariana Islands</text:h>
      <text:p text:style-name="Text_20_body"><text:span text:style-name="T7"><text:tab/>A newly renovated hotel with no systems in place</text:span>.</text:p>
      <text:list xml:id="list234658290258664" text:continue-numbering="true" text:style-name="List_20_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Engineered and supervised the <text:span text:style-name="T31">construction </text:span>of all electronic infrastructure for the resort including computer, satellite entertainment, WiFi, and office administration systems. </text:p>
                        </text:list-item>
                        <text:list-item>
                          <text:p text:style-name="P21">Developed, programmed and deployed, the <text:span text:style-name="T22">property management system (PMS) and a</text:span> desk reservation system. <text:span text:style-name="T2">Collaborated with the Resort General Manager to render her ideas into a production ready application. </text:span></text:p>
                        </text:list-item>
                        <text:list-item>
                          <text:p text:style-name="P20">With a limited budget, I provided full O/A systems <text:span text:style-name="T13">including</text:span> VDI workstations and support networks. </text:p>
                        </text:list-item>
                        <text:list-item>
                          <text:p text:style-name="P23">Harnessed virtual technology to provide cost effective growth solutions.</text:p>
                        </text:list-item>
                        <text:list-item>
                          <text:p text:style-name="P20">Engineered WiFi zones and placements <text:span text:style-name="T2">of AP's</text:span> using commodity equipment <text:span text:style-name="T2">to maintain 100% coverage for all room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ExperienceTitle" text:outline-level="3">Systems <text:span text:style-name="T4">Administrator</text:span></text:h>
      <text:h text:style-name="Heading_20_5" text:outline-level="5">Seoul English Science Edu-Center <text:s/><text:span text:style-name="T3">August 2011 - February 2014 Seoul - South Korea</text:span></text:h>
      <text:p text:style-name="P1"><text:span text:style-name="T7"><text:tab/>A South Korean science observatory </text:span><text:span text:style-name="T8">and </text:span><text:span text:style-name="T7">learning center.</text:span> </text:p>
      <text:list xml:id="list234658713170820" text:continue-numbering="true" text:style-name="List_20_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2"><text:span text:style-name="T13">Streamlined the publication of a bi-weekly science periodical. I d</text:span>evelo<text:span text:style-name="T5">ped</text:span> a network of <text:span text:style-name="T5">administrative </text:span>windows and Linux computers <text:span text:style-name="T5">for data sharing and WebDAV collaboration.</text:span></text:p>
                        </text:list-item>
                        <text:list-item>
                          <text:p text:style-name="P24">Maintained computer lab equipment to highest readiness.</text:p>
                        </text:list-item>
                        <text:list-item>
                          <text:p text:style-name="P25">Built and demonstrated <text:span text:style-name="T9">an</text:span> Open Stack <text:span text:style-name="T6">Havana for the team to use in the development of science based educational tools in the science research departmen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ExperienceTitle">Education</text:p>
      <text:p text:style-name="ExperienceBullets"><text:tab/><text:span text:style-name="T27">BS C</text:span><text:span text:style-name="T29">omputer </text:span><text:span text:style-name="T27">S</text:span><text:span text:style-name="T29">cience - </text:span><text:span text:style-name="T27">National University </text:span><text:span text:style-name="T29">Sacramento, CA</text:span></text:p>
      <text:p text:style-name="ExperienceBullets"><text:tab/><text:span text:style-name="T9">Nuclear Power School - </text:span>United States Navy </text:p>
      <text:p text:style-name="ExperienceBullets"><text:tab/>Electrical Engineering - Michigan Tech University – Houghton, MI</text:p>
      <text:p text:style-name="ExperienceTitle">Certification</text:p>
      <text:p text:style-name="ExperienceBullets"><text:tab/><text:span text:style-name="T27">Linux Foundation Certified Engineer – </text:span><text:span text:style-name="T28">LFCE</text:span></text:p>
      <text:p text:style-name="ExperienceTitle"><text:span text:style-name="T10">Technology </text:span><text:span text:style-name="T11">Proficiency </text:span><text:span text:style-name="T10">Summary</text:span>:</text:p>
      <text:p text:style-name="P11"><text:tab/>V<text:span text:style-name="T12">M </text:span>Management:<text:tab/><text:span text:style-name="T12">RHEV Manager</text:span>, OpenStack, VMWare</text:p>
      <text:p text:style-name="P3"><text:tab/>Containers: <text:tab/>Docker,<text:span text:style-name="T32"> </text:span>LXD/LXC</text:p>
      <text:p text:style-name="P3"><text:tab/><text:span text:style-name="T32">Orchestration:<text:tab/> Docker Compose, Kubernetes, OpenShift,</text:span></text:p>
      <text:p text:style-name="P3"><text:tab/>Storage Systems:<text:tab/>Ceph, Swift, Cinder, Gluster </text:p>
      <text:p text:style-name="P4"><text:tab/><text:span text:style-name="T21">Scripting Language:<text:tab/>Python, BASH, Perl </text:span></text:p>
      <text:p text:style-name="P5"><text:tab/><text:span text:style-name="T19">Development </text:span>Languages:<text:tab/>Python, <text:s/><text:span text:style-name="T32">AngularJS, JavaScript, </text:span>C, C++, HTML, CSS, Jquery, PHP</text:p>
      <text:p text:style-name="P6"><text:tab/>Development Frameworks:<text:tab/>Django, Angular <text:span text:style-name="T47">5+</text:span></text:p>
      <text:p text:style-name="P2"><text:tab/><text:span text:style-name="T32">Admin Automation </text:span>Tools:<text:tab/>Ansible, Puppet</text:p>
      <text:p text:style-name="ExperienceTitle">Interests : </text:p>
      <text:p text:style-name="ExperienceBullets"><text:tab/><text:span text:style-name="T7">Astrophysics, Wood Crafting, <text:s/>Music Performance</text:span></text:p>
      <text:p text:style-name="ExperienceLocation"/>
      <text:p text:style-name="ExperienceLocation">Special Skill:</text:p>
      <text:p text:style-name="Table_20_Contents"><text:tab/>Speak fluent Korean</text:p>
      <text:h text:style-name="P17" text:outline-level="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verpass" svg:font-family="Overpa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verpass1" svg:font-family="Overpass" style:font-pitch="variable"/>
    <style:font-face style:name="Palatino Linotype" svg:font-family="'Palatino Linotype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verpass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verpass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20%"/>
      <style:text-properties style:font-name="Calibri" fo:font-family="Calibri" style:font-family-generic="swiss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name="Overpass" fo:font-family="Overpa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verpass" fo:font-family="Overpa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verpass" fo:font-family="Overpass"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Calibri" fo:font-family="Calibri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 fo:line-height="100%" fo:text-align="center" style:justify-single-word="false"/>
      <style:text-properties style:font-name="Calibri" fo:font-family="Calibri" style:font-family-generic="swiss" style:font-pitch="variable" fo:font-size="12pt" fo:font-weight="bold" officeooo:rsid="0024916e" style:font-name-asian="DejaVu Sans" style:font-family-asian="'DejaVu Sans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in" fo:margin-right="0in" fo:margin-top="0in" fo:margin-bottom="0.0402in" loext:contextual-spacing="false" fo:text-indent="0in" style:auto-text-indent="false"/>
      <style:text-properties style:font-name="Calibri" fo:font-family="Calibri" style:font-family-generic="swiss" style:font-pitch="variabl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fo:font-family="Calibri" style:font-family-generic="swiss" style:font-pitch="variable" fo:font-size="11pt" officeooo:rsid="0025d916" style:font-name-asian="DejaVu Sans" style:font-family-asian="'DejaVu Sans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style:font-name="Palatino Linotype" fo:font-family="'Palatino Linotype'" style:font-family-generic="roman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DBlock" style:family="paragraph" style:parent-style-name="Text_20_body">
      <style:paragraph-properties fo:line-height="100%" fo:text-align="center" style:justify-single-word="false"/>
      <style:text-properties style:font-name="Calibri" fo:font-family="Calibri" style:font-family-generic="swiss" style:font-pitch="variable" fo:font-size="12pt" style:font-size-asian="12pt" style:font-size-complex="12pt"/>
    </style:style>
    <style:style style:name="Main_20_Title" style:display-name="Main Title" style:family="paragraph" style:parent-style-name="Heading_20_3" style:default-outline-level="" style:list-style-name="">
      <style:paragraph-properties fo:margin-top="0.2598in" fo:margin-bottom="0.1402in" loext:contextual-spacing="false" fo:text-align="center" style:justify-single-word="false"/>
      <style:text-properties fo:font-size="12pt" style:font-size-asian="12pt" style:font-size-complex="12pt"/>
    </style:style>
    <style:style style:name="ExperienceBullets" style:family="paragraph" style:parent-style-name="Text_20_body" style:master-page-name="">
      <style:paragraph-properties fo:margin-left="0in" fo:margin-right="0in" fo:margin-top="0in" fo:margin-bottom="0.0098in" loext:contextual-spacing="false" fo:line-height="100%" fo:text-align="start" style:justify-single-word="false" fo:text-indent="0in" style:auto-text-indent="false" style:page-number="auto"/>
      <style:text-properties style:font-name="Calibri" fo:font-family="Calibri" style:font-family-generic="swiss" style:font-pitch="variable" fo:font-size="10pt" officeooo:rsid="0024916e" style:font-size-asian="12pt" style:font-size-complex="12pt"/>
    </style:style>
    <style:style style:name="ExperienceLocation" style:family="paragraph" style:parent-style-name="Heading_20_5" style:default-outline-level="" style:list-style-name=""/>
    <style:style style:name="ExperienceTitle" style:family="paragraph" style:parent-style-name="Heading_20_3" style:default-outline-level="" style:list-style-name="">
      <style:paragraph-properties fo:margin-top="0.1in" fo:margin-bottom="0.0402in" loext:contextual-spacing="false" style:writing-mode="page"/>
      <style:text-properties fo:font-size="12pt" style:font-size-asian="12pt" style:font-size-complex="12pt"/>
    </style:style>
    <style:style style:name="SmallCaps" style:family="paragraph" style:parent-style-name="Text_20_body">
      <style:paragraph-properties fo:line-height="100%" fo:text-align="start" style:justify-single-word="false"/>
      <style:text-properties style:font-name="Calibri" fo:font-family="Calibri" style:font-family-generic="swiss" style:font-pitch="variable" fo:font-size="10pt" officeooo:rsid="0025d916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verpass1" fo:font-family="Overpass" style:font-pitch="variable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882in" fo:margin-bottom="0.7854in" fo:margin-left="0.8709in" fo:margin-right="0.486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 Clark</meta:initial-creator>
    <meta:creation-date>2017-07-29T23:05:38.964217184</meta:creation-date>
    <dc:date>2019-04-21T23:46:47.389835104</dc:date>
    <meta:editing-duration>PT13H29M34S</meta:editing-duration>
    <meta:editing-cycles>60</meta:editing-cycles>
    <meta:generator>LibreOffice/6.1.3.2$Linux_X86_64 LibreOffice_project/86daf60bf00efa86ad547e59e09d6bb77c699acb</meta:generator>
    <meta:print-date>2019-04-21T15:43:43.757550447</meta:print-date>
    <meta:document-statistic meta:table-count="0" meta:image-count="0" meta:object-count="0" meta:page-count="2" meta:paragraph-count="57" meta:word-count="758" meta:character-count="5425" meta:non-whitespace-character-count="4694"/>
  </office:meta>
</office:document-meta>
</file>